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1fc1" officeooo:paragraph-rsid="001c1f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uttura Divisionale: per via della divisione dei ruoli in base ai prodotti e ai servizi offerti</text:p>
      <text:p text:style-name="P1">Specializzazione Orizzontale:</text:p>
      <text:p text:style-name="P1">Gestione software di sicurezza-Assistenza clienti Gestione software monowall</text:p>
      <text:p text:style-name="P1"/>
      <text:p text:style-name="P1">Meccanismi di coordinamento:</text:p>
      <text:p text:style-name="P1"><text:line-break/>Gestione software: Ex post ad adattamento reciproco. Questo perché nel caso si verifichino bug di una certa grandezza i programmatori si riuniscono su come risolverlo e far in modo che bug simili si verifichino il meno frequentemente possibile</text:p>
      <text:p text:style-name="P1"/>
      <text:p text:style-name="P1">Assistenza clienti: Ex post ad adattamento reciproco: Questo perché i problemi sono vari e cambiano da cliente a cliente, così facendo</text:p>
      <text:p text:style-name="P1"/>
      <text:p text:style-name="P1">Gestione software monowall: Ex ante con standardizzazione dei processi. Questo p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7T16:32:33.195000000</meta:creation-date>
    <dc:date>2019-10-17T16:45:29.142000000</dc:date>
    <meta:editing-duration>PT2M25S</meta:editing-duration>
    <meta:editing-cycles>1</meta:editing-cycles>
    <meta:document-statistic meta:table-count="0" meta:image-count="0" meta:object-count="0" meta:page-count="1" meta:paragraph-count="7" meta:word-count="99" meta:character-count="690" meta:non-whitespace-character-count="597"/>
    <meta:generator>LibreOffice/6.3.1.2$Windows_X86_64 LibreOffice_project/b79626edf0065ac373bd1df5c28bd630b4424273</meta:generator>
  </office:meta>
</office:document-meta>
</file>